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023d2f"/>
    </style:style>
    <style:style style:name="P2" style:family="paragraph" style:parent-style-name="Standard" style:list-style-name="L1">
      <style:text-properties officeooo:paragraph-rsid="00023d2f"/>
    </style:style>
    <style:style style:name="P3" style:family="paragraph" style:parent-style-name="Standard">
      <style:text-properties officeooo:paragraph-rsid="0002445d"/>
    </style:style>
    <style:style style:name="P4" style:family="paragraph" style:parent-style-name="Standard" style:list-style-name="L3">
      <style:text-properties officeooo:paragraph-rsid="0002445d"/>
    </style:style>
    <style:style style:name="P5" style:family="paragraph" style:parent-style-name="Standard" style:list-style-name="L4">
      <style:text-properties officeooo:paragraph-rsid="0002b584"/>
    </style:style>
    <style:style style:name="P6" style:family="paragraph" style:parent-style-name="Standard">
      <style:text-properties officeooo:paragraph-rsid="0002b584"/>
    </style:style>
    <style:style style:name="P7" style:family="paragraph" style:parent-style-name="Standard" style:list-style-name="L5">
      <style:text-properties officeooo:paragraph-rsid="0002b584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ubtitle">
      <style:paragraph-properties fo:text-align="start" style:justify-single-word="false"/>
    </style:style>
    <style:style style:name="T1" style:family="text">
      <style:text-properties officeooo:rsid="00023d2f"/>
    </style:style>
    <style:style style:name="T2" style:family="text">
      <style:text-properties officeooo:rsid="0002445d"/>
    </style:style>
    <style:style style:name="T3" style:family="text">
      <style:text-properties officeooo:rsid="0002b58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2b584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Informacje ogólne</text:p>
      <text:p text:style-name="Standard">Niniejszy tekst określa jak przetwarzane i chronione są dane osobowe Użytkowników w serwisie <text:a xlink:type="simple" xlink:href="https://plemiona-planer.pl/" text:style-name="Internet_20_link" text:visited-style-name="Visited_20_Internet_20_Link">https://plemiona-planer.pl</text:a> zwanym dalej Serwisem, kształtuje ich prawa i obowiązki oraz wyjaśnia zasady przechowywania wszelkich wprowadzonych danych. Założenie Konta i korzystanie ze strony jest darmowe.</text:p>
      <text:p text:style-name="Standard"/>
      <text:p text:style-name="P9">2. Nie zbieramy Twoich danych osobowych</text:p>
      <text:p text:style-name="Standard">Uprzejmie informujemy, że strona nie korzysta z narzędzi do śledzenia Użytkowników takich jak Google Analitics itp., nie zbierane są żadne dane osobowe odwiedzających osób, ich adresy IP, lokalizacje etc. <text:span text:style-name="T1">Do rejestracji wymagane jest jedynie podanie adresu e-mail, który wykorzystujemy do wysyłania maili w przypadku dokonanej płatności lub prośby o reset hasła.</text:span> Wykorzystywane są jedynie nieszkodliwe i niezbędne cookies zapamiętujące język oraz zapewniające ochronę przed atakami CSRF. W przypadku zarejestrowanych użytkowników dochodzą do tego sesyjne cookies. <text:span text:style-name="T1">W przypadku użytkowników korzystających z bramki płatności do zakupu premium (zob. punkt 5), dane o adresie e-mail i inne są przewarzane zgodnie z polityką prywatności i regulaminem </text:span><text:a xlink:type="simple" xlink:href="https://stripe.com/en-pl" text:style-name="Internet_20_link" text:visited-style-name="Visited_20_Internet_20_Link"><text:span text:style-name="T1">Stripe</text:span></text:a>.</text:p>
      <text:p text:style-name="Standard"/>
      <text:p text:style-name="P9">3. Nie udostępniamy wprowadzonych danych</text:p>
      <text:p text:style-name="P1">Celem tego Serwisu jest świadczenie usług szeroko pojętego Planera Akcji do gry <text:a xlink:type="simple" xlink:href="https://www.plemiona.pl/" text:style-name="Internet_20_link" text:visited-style-name="Visited_20_Internet_20_Link">https://www.plemiona.pl/</text:a> (polecamy <text:span text:style-name="T1">każdemu</text:span>), uwzględniając wprowadzanie wrażliwych danych z tej gry przy okazji każdej rozpiski, tworzenie celów do ataku i rozkazów, wreszcie rozsyłanie ich graczom. </text:p>
      <text:p text:style-name="P1"/>
      <text:p text:style-name="P1">Z tego powodu kluczowym celem jest NIEDOPUSZCZENIE z jakiegokolwiek powodu do udostępnienia danych dowolnego Użytkownika innemu Użytkownikowi lub osobie trzeciej. Strona zapewnia całkowitą ochronę wrzucanych danych. Możliwy wgląd przez Właściciela Serwisu (zob. punkt 7) w ich treść następuje JEDYNIE w następujących przypadkach:</text:p>
      <text:p text:style-name="P1"/>
      <text:list xml:id="list2735806243" text:style-name="L1">
        <text:list-item>
          <text:p text:style-name="P2">Na prośbę właściciela danych (po zweryfikowaniu jego tożsamości), np. celem pomocy w obsłudze niezrozumiałej funkcji, ale też w przypadku niektórych zgłoszonych błędów, które tego wymagają.</text:p>
        </text:list-item>
        <text:list-item>
          <text:p text:style-name="P2">Istnieje możliwość wykorzystywania danych Użytkownika celem ułatwienia/umożliwienia dalszej pracy przy rozwoju strony (niektóre funkcje wymagają jak najrealniejszych danych).</text:p>
        </text:list-item>
        <text:list-item>
          <text:p text:style-name="P2">W ramach współpracy z instytucjami państowymi jak np. Sądy w przypadkach gdzie jest to prawnym obowiązkiem właściciela.</text:p>
        </text:list-item>
      </text:list>
      <text:p text:style-name="Standard"/>
      <text:p text:style-name="P9">4. Dane zarejestrowanych Użytkowników</text:p>
      <text:p text:style-name="P3">Korzystamy z usług <text:span text:style-name="T2">firm</text:span> trzeci<text:span text:style-name="T2">ch</text:span>, a dokładniej z popularn<text:span text:style-name="T2">ych dostawców usług chmurowych </text:span>do <text:span text:style-name="T2">utrzymywania bazy danych i </text:span>przechowywania <text:span text:style-name="T2">w niej </text:span>wszelkich danych, <text:span text:style-name="T2">przechowywania zapasowych zaszyfrowanych kopii bazy, utrzymywania web serwerów oraz usług DNS</text:span> a także do wysyłania maili przy resetowaniu hasła, płatności lub w bardzo istotnych sprawach <text:span text:style-name="T2">oraz utrzymywania infrastruktury do monitorowania. Zmiana dostawców usług może nastąpić bez zmiany regulaminu</text:span>. <text:span text:style-name="T2">Aktualnie strona korzysta z usług:</text:span></text:p>
      <text:p text:style-name="P3"/>
      <text:list xml:id="list1921750221" text:style-name="L3">
        <text:list-item>
          <text:p text:style-name="P4"><text:a xlink:type="simple" xlink:href="https://aws.amazon.com/" text:style-name="Internet_20_link" text:visited-style-name="Visited_20_Internet_20_Link"><text:span text:style-name="T2">https://aws.amazon.com/</text:span></text:a></text:p>
        </text:list-item>
        <text:list-item>
          <text:p text:style-name="P4"><text:a xlink:type="simple" xlink:href="https://www.oracle.com/pl/cloud/" text:style-name="Internet_20_link" text:visited-style-name="Visited_20_Internet_20_Link"><text:span text:style-name="T2">https://www.oracle.com/pl/cloud/</text:span></text:a></text:p>
        </text:list-item>
        <text:list-item>
          <text:p text:style-name="P4"><text:a xlink:type="simple" xlink:href="https://cloud.google.com/" text:style-name="Internet_20_link" text:visited-style-name="Visited_20_Internet_20_Link"><text:span text:style-name="T2">https://cloud.google.com/</text:span></text:a></text:p>
        </text:list-item>
        <text:list-item>
          <text:p text:style-name="P4"><text:a xlink:type="simple" xlink:href="https://www.ovhcloud.com/pl/" text:style-name="Internet_20_link" text:visited-style-name="Visited_20_Internet_20_Link"><text:span text:style-name="T2">https://www.ovhcloud.com/pl/</text:span></text:a></text:p>
        </text:list-item>
      </text:list>
      <text:p text:style-name="P3"/>
      <text:p text:style-name="P3"><text:soft-page-break/>Staramy się ograniczyć do minimum ryzyko wycieków danych postępując zgodnie z rekomendacjami <text:span text:style-name="T2">usługodawców</text:span> w sprawach bezpieczeństwa, nie mniej jednak - w przypadku zarejestrowanych Użytkowników, w bazie danych oprócz utworzonych rozpisek, celów, wprowadzonych zbiórek wojsk <text:span text:style-name="T2">i</text:span>td. (które mogą być uznane za cenne), przechowywane są też <text:span text:style-name="T2">potencjalnie </text:span>wrażliwe dane jak adres email, nazwa użytkownika <text:span text:style-name="T2">oraz</text:span> hasło w postaci haszowanej.</text:p>
      <text:p text:style-name="Standard"/>
      <text:p text:style-name="P9">5. Konto Premium</text:p>
      <text:p text:style-name="Standard">Na stronie istnieje możliwość kupna Konta Premium na czas<text:span text:style-name="T2"> podany w zakładce premium</text:span>,</text:p>
      <text:p text:style-name="Standard">należy przeczytać opis dostępny bezpośrednio w zakładce premium i skorzystać z</text:p>
      <text:p text:style-name="Standard">usług<text:span text:style-name="T2">i</text:span> natychmiasto<text:span text:style-name="T2">wego zakupu</text:span> przy wykorzystaniu strony <text:span text:style-name="T2">obsługującej płatności </text:span><text:a xlink:type="simple" xlink:href="https://stripe.com/en-pl" text:style-name="Internet_20_link" text:visited-style-name="Visited_20_Internet_20_Link"><text:span text:style-name="T2">https://stripe.com/en-pl </text:span></text:a>- zachęcamy do przeczytania jej polityki prywatności, zasad przetwarzania danych i regulaminu przed dokonaniem płatności). Po dokonaniu płatności, na skrzynkę pocztową Użytkownika wysyłane jest automatyczne potwierdzenie płatności. Aby dokonać zwrotu, reklamacji należy skontakować się z Właścicielem Serwisu (zob. punkt 7). Wszelkie wnioski zostaną rozpatrzone w jak najkrótszym czasie,jednak z racji możliwości wystąpienia sytuacji <text:span text:style-name="T2">l</text:span>osowych rezerwujemy sobie czas wynoszący 2 tygodnie.</text:p>
      <text:p text:style-name="Standard"/>
      <text:p text:style-name="P9">6. Prawa i obowiązki Właściciela i Użytkownika</text:p>
      <text:p text:style-name="Standard">Właściciel Serwisu (zob. punkt 7):</text:p>
      <text:list xml:id="list2496977740" text:style-name="L4">
        <text:list-item>
          <text:p text:style-name="P5">Ma prawo do usunięcia lub zmiany konta Użytkownika np. w przypadku bezpośredniej prośby zainteresowanego (po zweryfikowaniu tożsamości), ale także w przypadku wszelkich nadużyć, łamania prawa, niewłaściwego wykorzytywania strony.</text:p>
        </text:list-item>
        <text:list-item>
          <text:p text:style-name="P5">Nie ponosi odpowiedzialności za straty materialne i niematerialne poniesione przez Użytkownika w przypadku korzystanie z narzędzi dostępnych na stronie, błędów w opgrogramowaniu, wchodzenia w linki na niej dostępne czy instalowanie skryptów dostępnych w dokumentacji, nie odpowiada za niewłaściwe korzystanie ze strony, strat wynikających z dzielenia konta Użytkownika, nie oferuje także wsparcia technicznego. Użytkownik jednocześnie oświadcza że nie będzie rościł sobie z tego tytułu żadnych praw.</text:p>
        </text:list-item>
        <text:list-item>
          <text:p text:style-name="P5">W najszerszym dopuszczalnym przez prawo zakresie nie ponosi odpowiedzialności za zakłócenia w tym przerwy w funkcjonowaniu strony spowodowane siłą wyższą, niedozwolonym działaniem osób trzecich lub niekompatybilnością Serwisu z infrastrukturą techniczną Użytkownika.</text:p>
        </text:list-item>
        <text:list-item>
          <text:p text:style-name="P5">Ma prawo do zmiany tego regulaminu ze skutkiem natychmiastowym, bez podania przyczyny, obowiązującym zaraz od ich wprowadzenia. W takich przypadkach dodanie zostanie wiadomość (czerwony dzwonek w głównym pasku) informujący o takiej zmianie.</text:p>
        </text:list-item>
      </text:list>
      <text:p text:style-name="P6">Użytkownik Serwisu:</text:p>
      <text:list xml:id="list3670181731" text:style-name="L5">
        <text:list-item>
          <text:p text:style-name="P7">Ma prawo do ochrony wklejanych danych, ich usunięcia lub zmiany, także do całkowitego usunięcia konta po uprzednim kontakcie z właścicielem.</text:p>
        </text:list-item>
        <text:list-item>
          <text:p text:style-name="P7">Ma obowiązek samemu zapewnić sobie możliwość korzystania ze strony, tzn.posiadać internet, komupter lub telefon, przeglądarkę etc.</text:p>
        </text:list-item>
        <text:list-item>
          <text:p text:style-name="P7">Powinien zgłaszać błędy i nadużycia</text:p>
        </text:list-item>
      </text:list>
      <text:p text:style-name="Standard"/>
      <text:p text:style-name="P9">7. Właściciel Serwisu</text:p>
      <text:p text:style-name="Standard">Rafał Safin</text:p>
      <text:p text:style-name="Standard">Adres: Rozalin 45, 39-460 Nowa Dęba</text:p>
      <text:p text:style-name="Standard">Mail: <text:a xlink:type="simple" xlink:href="mailto:rafal.safin@rafsaf.pl" text:style-name="Internet_20_link" text:visited-style-name="Visited_20_Internet_20_Link">rafal.safin@rafsaf.pl</text:a></text:p>
      <text:p text:style-name="Standard"/>
      <text:p text:style-name="Standard">Uwaga, w istnieje też możliwość kontaktu w wszelkich sprawach poprzez kanał na</text:p>
      <text:p text:style-name="Standard">Discordzie (nick <text:span text:style-name="T6">Rafsaf</text:span>).</text:p>
      <text:p text:style-name="Standard"><text:soft-page-break/></text:p>
      <text:p text:style-name="P8">Ostatnia zmiana <text:span text:style-name="T3">04</text:span>.<text:span text:style-name="T3">02</text:span>.202<text:span text:style-name="T3">3</text:span>.</text:p>
      <text:p text:style-name="P6"><text:span text:style-name="T5">Wersja obowiązująca</text:span><text:span text:style-name="T4"> 08.06.2021 – </text:span><text:span text:style-name="T5">04</text:span><text:span text:style-name="T4">.</text:span><text:span text:style-name="T5">02</text:span><text:span text:style-name="T4">.202</text:span><text:span text:style-name="T5">3: </text:span><text:a xlink:type="simple" xlink:href="https://plemiona-planer.pl/static/privacy-policy-08.06.2021.54bbc328860e.pdf" text:style-name="Internet_20_link" text:visited-style-name="Visited_20_Internet_20_Link"><text:span text:style-name="T5">https://plemiona-planer.pl/static/privacy-policy-08.06.2021.54bbc328860e.pd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9:18:50.094203486</meta:creation-date>
    <dc:date>2023-02-04T19:58:42.205419909</dc:date>
    <meta:editing-duration>PT17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9" meta:word-count="779" meta:character-count="6069" meta:non-whitespace-character-count="5341"/>
  </office:meta>
</office:document-meta>
</file>